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4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cccccc" fo:border="0.74pt solid #000000"/>
      <style:text-properties fo:font-weight="bold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MIS ALUMNOS Y ALUMNA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Relación I Arrays</text:p>
          </table:table-cell>
          <table:table-cell table:style-name="Default" office:value-type="string" calcext:value-type="string">
            <text:p>Relación II Arrays</text:p>
          </table:table-cell>
          <table:table-cell table:style-name="Default" office:value-type="string" calcext:value-type="string">
            <text:p>Relación III Objetos</text:p>
          </table:table-cell>
          <table:table-cell table:style-name="Default" office:value-type="string" calcext:value-type="string">
            <text:p>Relación IV Prototip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umno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Álvarez Martín, Carlos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 Castellano, Rafael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mino Ruiz, Jairo Davi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cía García, Artu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ómez Osorio, Carlo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lesias Prieto, Ambrosi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iménez Malpica, Albert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que Santaella, Cristina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ínez Peinado, Ab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ina Morales, Antonio Samuel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eno Montaño, Patri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tega González, Miguel Jesú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squeira Fariña, Aaró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 González, Juan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era Bandera, José Antonio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ero Ortiz, Yerai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iz Juárez, Belé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d Manjón, Tari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Civantos, Rogeli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er García, Jesú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ílchez Peña, Pedr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ora Castellano, Rubé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Alumno</text:p>
          </table:table-cell>
          <table:table-cell table:style-name="ce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rroyo Calvo, Migu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Cordón Castillo, José Manuel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zalbes Mendoza, Carlo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ado Trillo, Sergi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ín Vilches, Martín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choa Domínguez, Raisa Juli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ega Martínez, Pabl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érez de la Blanca Cubero, Rubé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anco Beard, Dauli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les Gómez, Salvado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dríguez Merino, Luis Eduardo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01:04:53.246405334</dc:date>
    <meta:editing-duration>PT2H49M25S</meta:editing-duration>
    <meta:editing-cycles>3</meta:editing-cycles>
    <meta:generator>LibreOffice/7.5.7.1$Linux_X86_64 LibreOffice_project/50$Build-1</meta:generator>
    <meta:document-statistic meta:table-count="1" meta:cell-count="86" meta:object-count="0"/>
  </office:meta>
</office:document-meta>
</file>